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70.26mm"/>
    </style:style>
    <style:style style:name="co4" style:family="table-column">
      <style:table-column-properties fo:break-before="auto" style:column-width="6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2" office:value-type="string" calcext:value-type="string">
            <text:p>Entrée</text:p>
          </table:table-cell>
          <table:table-cell table:style-name="ce2" office:value-type="string" calcext:value-type="string">
            <text:p>Plat</text:p>
          </table:table-cell>
          <table:table-cell table:style-name="ce2" office:value-type="string" calcext:value-type="string">
            <text:p>Desser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i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p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Panacotta à la citronnelle et fruits de sais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pa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filet mignon de porc, purée à l’huile d’olive, réduction de soja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man</text:p>
          </table:table-cell>
          <table:table-cell office:value-type="string" calcext:value-type="string">
            <text:p>Salade de rumsteck mi cuit aux saveurs d’Asie et ses condiments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ernard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Panacotta à la citronnelle et fruits de sais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nette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mie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filet mignon de porc, purée à l’huile d’olive, réduction de soja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hibault</text:p>
          </table:table-cell>
          <table:table-cell office:value-type="string" calcext:value-type="string">
            <text:p>Salade de rumsteck mi cuit aux saveurs d’Asie et ses condiments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hu</text:p>
          </table:table-cell>
          <table:table-cell office:value-type="string" calcext:value-type="string">
            <text:p>Salade de rumsteck mi cuit aux saveurs d’Asie et ses condiments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ophie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filet mignon de porc, purée à l’huile d’olive, réduction de soja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 table:number-rows-repeated="8">
          <table:table-cell table:style-name="Default" table:number-columns-repeated="4"/>
          <table:table-cell table:number-columns-repeated="1019"/>
        </table:table-row>
        <table:table-row table:style-name="ro1" table:number-rows-repeated="3">
          <table:table-cell table:number-columns-repeated="1023"/>
        </table:table-row>
        <table:table-row table:style-name="ro3">
          <table:table-cell table:style-name="ce2" office:value-type="string" calcext:value-type="string">
            <text:p>Entrée</text:p>
          </table:table-cell>
          <table:table-cell office:value-type="string" calcext:value-type="string">
            <text:p>Salade de rumsteck mi cuit aux saveurs d’Asie et ses condiments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filet mignon de porc, purée à l’huile d’olive, réduction de soj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essert</text:p>
          </table:table-cell>
          <table:table-cell office:value-type="string" calcext:value-type="string">
            <text:p>Nougat glacé au gingembre confit et amandes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Panacotta à la citronnelle et fruits de saison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0/00/0000</text:date>, <text:time style:data-style-name="N2" text:time-value="18:55:21.805192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5:56:37.320697591</meta:creation-date>
    <dc:date>2019-09-05T18:57:16.444222895</dc:date>
    <meta:editing-duration>PT17M17S</meta:editing-duration>
    <meta:editing-cycles>15</meta:editing-cycles>
    <meta:generator>LibreOffice/5.1.6.2$Linux_X86_64 LibreOffice_project/10m0$Build-2</meta:generator>
    <meta:document-statistic meta:table-count="1" meta:cell-count="55" meta:object-count="0"/>
  </office:meta>
</office:document-meta>
</file>